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padding="0.049cm" fo:border="0.06pt solid #d9d9e3"/>
    </style:style>
    <style:style style:name="P4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5" style:family="paragraph" style:parent-style-name="Text_20_body">
      <style:paragraph-properties fo:padding="0.049cm" fo:border="0.06pt solid #d9d9e3"/>
    </style:style>
    <style:style style:name="T1" style:family="text">
      <style:text-properties officeooo:rsid="007b3e03"/>
    </style:style>
    <style:style style:name="T2" style:family="text">
      <style:text-properties loext:padding="0.049cm" loext:border="0.06pt solid #d9d9e3"/>
    </style:style>
    <style:style style:name="T3" style:family="text">
      <style:text-properties officeooo:rsid="0085681b"/>
    </style:style>
    <style:style style:name="T4" style:family="text">
      <style:text-properties officeooo:rsid="008e150d"/>
    </style:style>
    <style:style style:name="T5" style:family="text">
      <style:text-properties officeooo:rsid="00a21e31"/>
    </style:style>
    <style:style style:name="T6" style:family="text">
      <style:text-properties officeooo:rsid="00aa387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2">Pregunta 1:</text:span></text:span> ¿Qué significa "Host Hardening" en el contexto de la seguridad de host?</text:p>
      <text:p text:style-name="P3"><text:span text:style-name="Strong_20_Emphasis"><text:span text:style-name="T2">Respuesta 1:</text:span></text:span> "Host Hardening" se refiere al proceso de fortalecer la seguridad de un sistema host, lo que implica tomar medidas para reducir las vulnerabilidades y mejorar la resistencia a ataques.</text:p>
      <text:p text:style-name="P3"><text:span text:style-name="Strong_20_Emphasis"><text:span text:style-name="T2">Pregunta 2:</text:span></text:span> ¿Por qué es importante realizar el fortalecimiento del host en un sistema?</text:p>
      <text:p text:style-name="P3"><text:span text:style-name="Strong_20_Emphasis"><text:span text:style-name="T2">Respuesta 2:</text:span></text:span> Es importante fortalecer el host para reducir el riesgo de compromiso de seguridad y proteger los datos y recursos del sistema contra amenazas cibernéticas.</text:p>
      <text:p text:style-name="P3"><text:span text:style-name="Strong_20_Emphasis"><text:span text:style-name="T2">Pregunta 3:</text:span></text:span> Menciona tres áreas clave que se fortalecen durante el proceso de host hardening.</text:p>
      <text:p text:style-name="P3"><text:span text:style-name="Strong_20_Emphasis"><text:span text:style-name="T2">Respuesta 3:</text:span></text:span> Las áreas clave que se fortalecen durante el proceso de host hardening son: configuración del sistema, servicios y aplicaciones, y políticas de seguridad.</text:p>
      <text:p text:style-name="P3"><text:span text:style-name="Strong_20_Emphasis"><text:span text:style-name="T2">Pregunta 4:</text:span></text:span> ¿Qué es un sistema host?</text:p>
      <text:p text:style-name="P3"><text:span text:style-name="Strong_20_Emphasis"><text:span text:style-name="T2">Respuesta 4:</text:span></text:span> Un sistema host es una computadora o dispositivo que actúa como anfitrión en una red y proporciona servicios a otros dispositivos. Puede ser un servidor, una estación de trabajo o cualquier dispositivo conectado a la red.</text:p>
      <text:p text:style-name="P3"><text:span text:style-name="Strong_20_Emphasis"><text:span text:style-name="T2">Pregunta 5:</text:span></text:span> ¿Cuál es el propósito de desactivar servicios innecesarios en un sistema host?</text:p>
      <text:p text:style-name="P3"><text:span text:style-name="Strong_20_Emphasis"><text:span text:style-name="T2">Respuesta 5:</text:span></text:span> Desactivar servicios innecesarios reduce la superficie de ataque del sistema, disminuyendo la cantidad de software vulnerable que podría ser explotado por atacantes.</text:p>
      <text:p text:style-name="P3"><text:span text:style-name="Strong_20_Emphasis"><text:span text:style-name="T2">Pregunta 6:</text:span></text:span> ¿Qué es una política de contraseñas fuertes y por qué es importante en el fortalecimiento del host?</text:p>
      <text:p text:style-name="P3"><text:span text:style-name="Strong_20_Emphasis"><text:span text:style-name="T2">Respuesta 6:</text:span></text:span> Una política de contraseñas fuertes establece requisitos estrictos para las contraseñas, como longitud y complejidad. Es importante para prevenir el acceso no autorizado al sistema a través de contraseñas débiles.</text:p>
      <text:p text:style-name="P3"><text:span text:style-name="Strong_20_Emphasis"><text:span text:style-name="T2">Pregunta 7:</text:span></text:span> ¿Qué es la autenticación de dos factores (2FA) y cómo contribuye a la seguridad del host?</text:p>
      <text:p text:style-name="P3"><text:span text:style-name="Strong_20_Emphasis"><text:span text:style-name="T2">Respuesta 7:</text:span></text:span> La autenticación de dos factores (2FA) requiere dos métodos de autenticación diferentes para acceder a un sistema. Contribuye a la seguridad del host al agregar una capa adicional de protección contra el acceso no autorizado.</text:p>
      <text:p text:style-name="P3"><text:span text:style-name="Strong_20_Emphasis"><text:span text:style-name="T2">Pregunta 8:</text:span></text:span> ¿Cuál es el papel de las actualizaciones de seguridad en el fortalecimiento del host?</text:p>
      <text:p text:style-name="P3"><text:span text:style-name="Strong_20_Emphasis"><text:span text:style-name="T2">Respuesta 8:</text:span></text:span> Las actualizaciones de seguridad corrigen vulnerabilidades conocidas en el sistema operativo y el software, lo que hace que el sistema sea más resistente a ataques. Es esencial mantener el sistema actualizado.</text:p>
      <text:p text:style-name="P3"><text:span text:style-name="Strong_20_Emphasis"><text:span text:style-name="T2">Pregunta 9:</text:span></text:span> ¿Qué es la segmentación de red y cómo se relaciona con el fortalecimiento del host?</text:p>
      <text:p text:style-name="P3"><text:soft-page-break/><text:span text:style-name="Strong_20_Emphasis"><text:span text:style-name="T2">Respuesta 9:</text:span></text:span> La segmentación de red es la práctica de dividir una red en segmentos separados para reducir la exposición a amenazas. Aunque no es una medida directa de host hardening, puede limitar la exposición de un host a amenazas externas.</text:p>
      <text:p text:style-name="P3"><text:span text:style-name="Strong_20_Emphasis"><text:span text:style-name="T2">Pregunta 10:</text:span></text:span> ¿Qué es un firewall y cómo contribuye a la seguridad del host?</text:p>
      <text:p text:style-name="P3"><text:span text:style-name="Strong_20_Emphasis"><text:span text:style-name="T2">Respuesta 10:</text:span></text:span> Un firewall es una barrera de seguridad que controla el tráfico de red entrante y saliente. Contribuye a la seguridad del host al filtrar y bloquear el tráfico no autorizado, protegiendo así el sistema.</text:p>
      <text:p text:style-name="P3"><text:span text:style-name="Strong_20_Emphasis"><text:span text:style-name="T2">Pregunta 11:</text:span></text:span> ¿Por qué es importante realizar auditorías y escaneos de seguridad regulares en un sistema host?</text:p>
      <text:p text:style-name="P3"><text:span text:style-name="Strong_20_Emphasis"><text:span text:style-name="T2">Respuesta 11:</text:span></text:span> Las auditorías y escaneos de seguridad regulares permiten identificar y abordar posibles vulnerabilidades y configuraciones incorrectas en el sistema host, lo que mejora la seguridad general.</text:p>
      <text:p text:style-name="P3"><text:span text:style-name="Strong_20_Emphasis"><text:span text:style-name="T2">Pregunta 12:</text:span></text:span> ¿Qué son los parches de seguridad y cómo se aplican en el fortalecimiento del host?</text:p>
      <text:p text:style-name="P3"><text:span text:style-name="Strong_20_Emphasis"><text:span text:style-name="T2">Respuesta 12:</text:span></text:span> Los parches de seguridad son actualizaciones de software diseñadas para corregir vulnerabilidades. Se aplican en el fortalecimiento del host para mantener el sistema actualizado y protegido contra amenazas conocidas.</text:p>
      <text:p text:style-name="P3"><text:span text:style-name="Strong_20_Emphasis"><text:span text:style-name="T2">Pregunta 13:</text:span></text:span> ¿Cuál es la importancia de configurar adecuadamente los permisos de archivos y directorios en un sistema host?</text:p>
      <text:p text:style-name="P3"><text:span text:style-name="Strong_20_Emphasis"><text:span text:style-name="T2">Respuesta 13:</text:span></text:span> La configuración adecuada de los permisos de archivos y directorios garantiza que solo los usuarios autorizados tengan acceso a recursos específicos, lo que protege la confidencialidad y la integridad de los datos.</text:p>
      <text:p text:style-name="P3"><text:span text:style-name="Strong_20_Emphasis"><text:span text:style-name="T2">Pregunta 14:</text:span></text:span> ¿Cuál es el propósito de las políticas de seguridad de contraseñas en el fortalecimiento del host?</text:p>
      <text:p text:style-name="P3"><text:span text:style-name="Strong_20_Emphasis"><text:span text:style-name="T2">Respuesta 14:</text:span></text:span> Las políticas de seguridad de contraseñas establecen requisitos para contraseñas seguras, lo que dificulta que los atacantes adivinen o descifren las contraseñas.</text:p>
      <text:p text:style-name="P3"><text:span text:style-name="Strong_20_Emphasis"><text:span text:style-name="T2">Pregunta 15:</text:span></text:span> ¿Por qué es importante realizar copias de seguridad regulares en un sistema host?</text:p>
      <text:p text:style-name="P3"><text:span text:style-name="Strong_20_Emphasis"><text:span text:style-name="T2">Respuesta 15:</text:span></text:span> Las copias de seguridad regulares aseguran que los datos críticos estén respaldados y disponibles en caso de pérdida de datos o incidentes de seguridad, lo que contribuye a la recuperación del sistema.</text:p>
      <text:p text:style-name="P3"><text:span text:style-name="Strong_20_Emphasis"><text:span text:style-name="T2">Pregunta 16:</text:span></text:span> ¿Qué es la segmentación de privilegios y cómo contribuye a la seguridad del host?</text:p>
      <text:p text:style-name="P3"><text:soft-page-break/><text:span text:style-name="Strong_20_Emphasis"><text:span text:style-name="T2">Respuesta 16:</text:span></text:span> La segmentación de privilegios implica otorgar a los usuarios solo los privilegios necesarios para realizar sus tareas. Esto reduce el riesgo de abuso de privilegios y protege el sistema.</text:p>
      <text:p text:style-name="P3"><text:span text:style-name="Strong_20_Emphasis"><text:span text:style-name="T2">Pregunta 17:</text:span></text:span> ¿Qué es una política de registro de auditoría y cuál es su función en el fortalecimiento del host?</text:p>
      <text:p text:style-name="P3"><text:span text:style-name="Strong_20_Emphasis"><text:span text:style-name="T2">Respuesta 17:</text:span></text:span> Una política de registro de auditoría establece qué eventos deben registrarse en el sistema. Su función es permitir la monitorización y el seguimiento de actividades sospechosas o maliciosas.</text:p>
      <text:p text:style-name="P3"><text:span text:style-name="Strong_20_Emphasis"><text:span text:style-name="T2">Pregunta 18:</text:span></text:span> ¿Qué es la autenticación multifactor (MFA) y cómo se relaciona con el fortalecimiento del host?</text:p>
      <text:p text:style-name="P3"><text:span text:style-name="Strong_20_Emphasis"><text:span text:style-name="T2">Respuesta 18:</text:span></text:span> La autenticación multifactor (MFA) requiere múltiples formas de autenticación para acceder a un sistema. Se relaciona con el fortalecimiento del host al agregar capas adicionales de autenticación y seguridad.</text:p>
      <text:p text:style-name="P3"><text:span text:style-name="Strong_20_Emphasis"><text:span text:style-name="T2">Pregunta 19:</text:span></text:span> ¿Qué es el endurecimiento de la configuración y cómo contribuye a la seguridad del host?</text:p>
      <text:p text:style-name="P3"><text:span text:style-name="Strong_20_Emphasis"><text:span text:style-name="T2">Respuesta 19:</text:span></text:span> El endurecimiento de la configuración implica desactivar características innecesarias y configurar opciones de seguridad en el sistema operativo y el software. Contribuye a la seguridad del host al reducir la superficie de ataque.</text:p>
      <text:p text:style-name="P3"><text:span text:style-name="Strong_20_Emphasis"><text:span text:style-name="T2">Pregunta 20:</text:span></text:span> ¿Cuál es el objetivo final del host hardening en términos de seguridad?</text:p>
      <text:p text:style-name="P3"><text:span text:style-name="Strong_20_Emphasis"><text:span text:style-name="T2">Respuesta 20:</text:span></text:span> El objetivo final del host hardening es reducir la exposición a amenazas y vulnerabilidades, fortaleciendo así la seguridad del sistema host y protegiendo los recursos y datos del sistema contra posibles ataques y compromisos de seguridad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aa3872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<text:span text:style-name="MT1">Seguridad del host</text:span> </text:p>
        <text:p text:style-name="MP2">Host Hardening <text:s text:c="4"/>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6T17:47:35.373005711</dc:date>
    <meta:editing-duration>PT10H35M48S</meta:editing-duration>
    <meta:editing-cycles>148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963" meta:character-count="6204" meta:non-whitespace-character-count="5278"/>
  </office:meta>
</office:document-meta>
</file>